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5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05cm"/>
    </style:style>
    <style:style style:name="co6" style:family="table-column">
      <style:table-column-properties fo:break-before="auto" style:column-width="2.76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cm"/>
    </style:style>
    <style:style style:name="ce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 style:data-style-name="N104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number-columns-repeated="8"/>
          <table:table-cell table:style-name="ce5" office:value-type="string" calcext:value-type="string">
            <text:p>Somma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vot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requenz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22" calcext:value-type="float">
            <text:p>22</text:p>
          </table:table-cell>
          <table:table-cell table:style-name="ce13" office:value-type="float" office:value="3" calcext:value-type="float">
            <text:p>3</text:p>
          </table:table-cell>
          <table:table-cell table:formula="of:=SUM([.B4:.H4])" office:value-type="float" office:value="298" calcext:value-type="float">
            <text:p>29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Xi*Fi</text:p>
          </table:table-cell>
          <table:table-cell table:formula="of:=[.B3]*[.B4]" office:value-type="float" office:value="30" calcext:value-type="float">
            <text:p>30</text:p>
          </table:table-cell>
          <table:table-cell table:formula="of:=[.C3]*[.C4]" office:value-type="float" office:value="100" calcext:value-type="float">
            <text:p>100</text:p>
          </table:table-cell>
          <table:table-cell table:formula="of:=[.D3]*[.D4]" office:value-type="float" office:value="170" calcext:value-type="float">
            <text:p>170</text:p>
          </table:table-cell>
          <table:table-cell table:formula="of:=[.E3]*[.E3]" office:value-type="float" office:value="36" calcext:value-type="float">
            <text:p>36</text:p>
          </table:table-cell>
          <table:table-cell table:formula="of:=[.F3]*[.F4]" office:value-type="float" office:value="476" calcext:value-type="float">
            <text:p>476</text:p>
          </table:table-cell>
          <table:table-cell table:formula="of:=[.G3]*[.G4]" office:value-type="float" office:value="176" calcext:value-type="float">
            <text:p>176</text:p>
          </table:table-cell>
          <table:table-cell table:formula="of:=[.H3]*[.H4]" office:value-type="float" office:value="27" calcext:value-type="float">
            <text:p>27</text:p>
          </table:table-cell>
          <table:table-cell table:formula="of:=SUM([.B5:.H5])" office:value-type="float" office:value="1015" calcext:value-type="float">
            <text:p>101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(Xi-X)^2</text:p>
          </table:table-cell>
          <table:table-cell table:formula="of:=([.B3]-[.B9])^2" office:value-type="float" office:value="0.164868699608126" calcext:value-type="float">
            <text:p>0,164868699608126</text:p>
          </table:table-cell>
          <table:table-cell table:formula="of:=([.C3]-[.B9])^2" office:value-type="float" office:value="0.352788162695374" calcext:value-type="float">
            <text:p>0,352788162695374</text:p>
          </table:table-cell>
          <table:table-cell table:formula="of:=([.D3]-[.B9])^2" office:value-type="float" office:value="2.54070762578262" calcext:value-type="float">
            <text:p>2,54070762578262</text:p>
          </table:table-cell>
          <table:table-cell table:formula="of:=([.E3]-[.B9])^2" office:value-type="float" office:value="6.72862708886987" calcext:value-type="float">
            <text:p>6,72862708886987</text:p>
          </table:table-cell>
          <table:table-cell table:formula="of:=([.F3]-[.B9])^2" office:value-type="float" office:value="12.9165465519571" calcext:value-type="float">
            <text:p>12,9165465519571</text:p>
          </table:table-cell>
          <table:table-cell table:formula="of:=([.G3]-[.B9])^2" office:value-type="float" office:value="21.1044660150444" calcext:value-type="float">
            <text:p>21,1044660150444</text:p>
          </table:table-cell>
          <table:table-cell table:formula="of:=([.H3]-[.B9])^2" office:value-type="float" office:value="31.2923854781316" calcext:value-type="float">
            <text:p>31,292385478131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(Xi-X)^2 * Fi</text:p>
          </table:table-cell>
          <table:table-cell table:formula="of:=[.B6]*[.B4]" office:value-type="float" office:value="1.64868699608126" calcext:value-type="float">
            <text:p>1,64868699608126</text:p>
          </table:table-cell>
          <table:table-cell table:formula="of:=[.C4]*[.C6]" office:value-type="float" office:value="8.81970406738435" calcext:value-type="float">
            <text:p>8,81970406738435</text:p>
          </table:table-cell>
          <table:table-cell table:formula="of:=[.D4]*[.D6]" office:value-type="float" office:value="86.3840592766092" calcext:value-type="float">
            <text:p>86,3840592766092</text:p>
          </table:table-cell>
          <table:table-cell table:formula="of:=[.E4]*[.E6]" office:value-type="float" office:value="915.093284086302" calcext:value-type="float">
            <text:p>915,093284086302</text:p>
          </table:table-cell>
          <table:table-cell table:formula="of:=[.F4]*[.F6]" office:value-type="float" office:value="878.325165533084" calcext:value-type="float">
            <text:p>878,325165533084</text:p>
          </table:table-cell>
          <table:table-cell table:formula="of:=[.G4]*[.G6]" office:value-type="float" office:value="464.298252330976" calcext:value-type="float">
            <text:p>464,298252330976</text:p>
          </table:table-cell>
          <table:table-cell table:formula="of:=[.H4]*[.H6]" office:value-type="float" office:value="93.8771564343948" calcext:value-type="float">
            <text:p>93,8771564343948</text:p>
          </table:table-cell>
          <table:table-cell table:formula="of:=SUM([.B7:.H7])" office:value-type="float" office:value="2448.44630872483" calcext:value-type="float">
            <text:p>2448,4463087248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edia</text:p>
          </table:table-cell>
          <table:table-cell table:style-name="ce11" table:formula="of:=[.I5]/[.I4]" office:value-type="float" office:value="3.40604026845638" calcext:value-type="float">
            <text:p>3,406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Varianza</text:p>
          </table:table-cell>
          <table:table-cell table:style-name="ce12" table:formula="of:=[.I7]/[.I4]" office:value-type="float" office:value="8.21626278095581" calcext:value-type="float">
            <text:p>8,21626278095581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Moda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ediana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edia</text:p>
          </table:table-cell>
          <table:table-cell table:style-name="ce14" office:value-type="float" office:value="3000" calcext:value-type="float">
            <text:p>3000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Dev.Stand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N. lampadine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/>
          <table:table-cell table:style-name="ce9" office:value-type="string" calcext:value-type="string">
            <text:p>&gt;2900</text:p>
          </table:table-cell>
          <table:table-cell table:style-name="ce14" office:value-type="string" calcext:value-type="string">
            <text:p>2700&lt;x&lt;29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&gt;2900</text:p>
          </table:table-cell>
          <table:table-cell table:style-name="ce14" office:value-type="string" calcext:value-type="string">
            <text:p>2700&lt;x&lt;290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robabilità</text:p>
          </table:table-cell>
          <table:table-cell table:style-name="ce10" table:formula="of:=1-[.B26]" office:value-type="float" office:value="0.933192798731142" calcext:value-type="float">
            <text:p>0,933192798731142</text:p>
          </table:table-cell>
          <table:table-cell table:style-name="ce13" table:formula="of:=[.C26]-[.B26]" office:value-type="float" office:value="0.241730337457129" calcext:value-type="float">
            <text:p>0,241730337457129</text:p>
          </table:table-cell>
          <table:table-cell table:number-columns-repeated="2"/>
          <table:table-cell table:style-name="ce4" office:value-type="string" calcext:value-type="string">
            <text:p>N.lampadine</text:p>
          </table:table-cell>
          <table:table-cell table:style-name="ce10" table:formula="of:=[.B19]*[.B23]" office:value-type="float" office:value="466.596399365571" calcext:value-type="float">
            <text:p>466,596399365571</text:p>
          </table:table-cell>
          <table:table-cell table:style-name="ce13" table:formula="of:=[.B19]*[.C23]" office:value-type="float" office:value="120.865168728564" calcext:value-type="float">
            <text:p>120,865168728564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7"/>
          <table:table-cell table:style-name="ce8" office:value-type="float" office:value="2700" calcext:value-type="float">
            <text:p>2700</text:p>
          </table:table-cell>
          <table:table-cell table:style-name="ce8" office:value-type="float" office:value="2900" calcext:value-type="float">
            <text:p>290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Distr. Norm</text:p>
          </table:table-cell>
          <table:table-cell table:style-name="ce7" table:formula="of:=COM.MICROSOFT.NORM.DIST([.B25];[.B17];[.B18];1)" office:value-type="float" office:value="0.0668072012688581" calcext:value-type="float">
            <text:p>0,066807201268858</text:p>
          </table:table-cell>
          <table:table-cell table:style-name="ce7" table:formula="of:=COM.MICROSOFT.NORM.DIST([.C25];[.B17];[.B18];1)" office:value-type="float" office:value="0.308537538725987" calcext:value-type="float">
            <text:p>0,308537538725987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7:09:16.372733775</meta:creation-date>
    <dc:date>2021-02-15T18:04:19.045501606</dc:date>
    <meta:editing-duration>PT54M48S</meta:editing-duration>
    <meta:editing-cycles>32</meta:editing-cycles>
    <meta:generator>LibreOffice/7.1.0.3$Linux_X86_64 LibreOffice_project/10$Build-3</meta:generator>
    <meta:document-statistic meta:table-count="1" meta:cell-count="75" meta:object-count="0"/>
  </office:meta>
</office:document-meta>
</file>